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071in"/>
    </style:style>
    <style:style style:name="co2" style:family="table-column">
      <style:table-column-properties fo:break-before="auto" style:column-width="3.466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ntecedents</text:p>
          </table:table-cell>
          <table:table-cell table:style-name="ce1" office:value-type="string" calcext:value-type="string">
            <text:p>consequents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lif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'Description-TO PROPERTY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Arrest-False', 'Description-TO PROPERTY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Primary Type-THEFT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Primary Type-THEFT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, 'Arrest-False'</text:p>
          </table:table-cell>
          <table:table-cell office:value-type="string" calcext:value-type="string">
            <text:p>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Primary Type-BATTERY'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Primary Type-BATTERY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Domestic-True'</text:p>
          </table:table-cell>
          <table:table-cell office:value-type="string" calcext:value-type="string">
            <text:p>'Primary Type-BATTERY'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Arrest-False', 'Domestic-True'</text:p>
          </table:table-cell>
          <table:table-cell office:value-type="string" calcext:value-type="string">
            <text:p>'Primary Type-BATTERY'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4.98" calcext:value-type="float">
            <text:p>4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Primary Type-BATTERY', 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8.62" calcext:value-type="float">
            <text:p>8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</text:p>
          </table:table-cell>
          <table:table-cell office:value-type="string" calcext:value-type="string">
            <text:p>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4.44" calcext:value-type="float">
            <text:p>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Primary Type-BATTERY'</text:p>
          </table:table-cell>
          <table:table-cell office:value-type="string" calcext:value-type="string">
            <text:p>'Domestic-True'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4.44" calcext:value-type="float">
            <text:p>4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Primary Type-BATTERY', 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8.61" calcext:value-type="float">
            <text:p>8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Arrest-False'</text:p>
          </table:table-cell>
          <table:table-cell office:value-type="string" calcext:value-type="string">
            <text:p>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4.43" calcext:value-type="float">
            <text:p>4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DOMESTIC BATTERY SIMPLE', 'Primary Type-BATTERY', 'Arrest-False'</text:p>
          </table:table-cell>
          <table:table-cell office:value-type="string" calcext:value-type="string">
            <text:p>'Domestic-Tru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4.43" calcext:value-type="float">
            <text:p>4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office:value-type="float" office:value="5.44" calcext:value-type="float">
            <text:p>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OVER $500'</text:p>
          </table:table-cell>
          <table:table-cell office:value-type="string" calcext:value-type="string">
            <text:p>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Primary Type-THEFT', 'Description-OVER $500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5.43" calcext:value-type="float">
            <text:p>5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Primary Type-DECEPTIVE PRACTI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Primary Type-DECEPTIVE PRACTICE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5.43" calcext:value-type="float">
            <text:p>5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$500 AND UNDER'</text:p>
          </table:table-cell>
          <table:table-cell office:value-type="string" calcext:value-type="string">
            <text:p>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Description-$500 AND UNDER', 'Primary Type-THEF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5.42" calcext:value-type="float">
            <text:p>5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escription-$500 AND UNDER', 'Primary Type-THEF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DECEPTIVE PRACTICE'</text:p>
          </table:table-cell>
          <table:table-cell office:value-type="string" calcext:value-type="string">
            <text:p>'Domestic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DECEPTIVE PRACTICE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9" calcext:value-type="float">
            <text:p>0.99</text:p>
          </table:table-cell>
          <table:table-cell office:value-type="float" office:value="1.27" calcext:value-type="float">
            <text:p>1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, 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DECEPTIVE PRACTICE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8" calcext:value-type="float">
            <text:p>0.98</text:p>
          </table:table-cell>
          <table:table-cell office:value-type="float" office:value="1.43" calcext:value-type="float">
            <text:p>1.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escription-TO VEHICL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Domestic-False', 'Location Description-RESIDEN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TO VEHICLE', 'Arrest-False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0.97" calcext:value-type="float">
            <text:p>0.97</text:p>
          </table:table-cell>
          <table:table-cell office:value-type="float" office:value="7.86" calcext:value-type="float">
            <text:p>7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omestic-False', 'Location Description-APARTMEN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CRIMINAL DAMAGE'</text:p>
          </table:table-cell>
          <table:table-cell office:value-type="string" calcext:value-type="string">
            <text:p>'Arrest-False'</text:p>
          </table:table-cell>
          <table:table-cell office:value-type="float" office:value="0.12" calcext:value-type="float">
            <text:p>0.12</text:p>
          </table:table-cell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Primary Type-THEFT'</text:p>
          </table:table-cell>
          <table:table-cell office:value-type="string" calcext:value-type="string">
            <text:p>'Arrest-False'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</text:p>
          </table:table-cell>
          <table:table-cell office:value-type="string" calcext:value-type="string">
            <text:p>'Primary Type-CRIMINAL DAMAGE'</text:p>
          </table:table-cell>
          <table:table-cell office:value-type="float" office:value="0.06" calcext:value-type="float">
            <text:p>0.06</text:p>
          </table:table-cell>
          <table:table-cell office:value-type="float" office:value="0.96" calcext:value-type="float">
            <text:p>0.96</text:p>
          </table:table-cell>
          <table:table-cell office:value-type="float" office:value="7.79" calcext:value-type="float">
            <text:p>7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SIMPLE', 'Primary Type-BATTERY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6" calcext:value-type="float">
            <text:p>0.96</text:p>
          </table:table-cell>
          <table:table-cell office:value-type="float" office:value="1.23" calcext:value-type="float">
            <text:p>1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PROPERTY'</text:p>
          </table:table-cell>
          <table:table-cell office:value-type="string" calcext:value-type="string">
            <text:p>'Primary Type-CRIMINAL DAMAGE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8.03" calcext:value-type="float">
            <text:p>8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PROPERTY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CRIMINAL DAMAGE', 'Description-TO PROPERTY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TO VEHICLE'</text:p>
          </table:table-cell>
          <table:table-cell office:value-type="string" calcext:value-type="string">
            <text:p>'Primary Type-CRIMINAL DAMAGE', 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7.93" calcext:value-type="float">
            <text:p>7.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Location Description-RESIDENCE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Description-SIMPLE', 'Primary Type-ASSAUL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18" calcext:value-type="float">
            <text:p>0.18</text:p>
          </table:table-cell>
          <table:table-cell office:value-type="float" office:value="0.93" calcext:value-type="float">
            <text:p>0.93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17" calcext:value-type="float">
            <text:p>0.17</text:p>
          </table:table-cell>
          <table:table-cell office:value-type="float" office:value="0.93" calcext:value-type="float">
            <text:p>0.93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Location Description-APARTMENT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Primary Type-ASSAULT'</text:p>
          </table:table-cell>
          <table:table-cell office:value-type="string" calcext:value-type="string">
            <text:p>'Arrest-False'</text:p>
          </table:table-cell>
          <table:table-cell office:value-type="float" office:value="0.06" calcext:value-type="float">
            <text:p>0.06</text:p>
          </table:table-cell>
          <table:table-cell office:value-type="float" office:value="0.92" calcext:value-type="float">
            <text:p>0.92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SIMPLE'</text:p>
          </table:table-cell>
          <table:table-cell office:value-type="string" calcext:value-type="string">
            <text:p>'Arrest-False'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Primary Type-ASSAULT'</text:p>
          </table:table-cell>
          <table:table-cell office:value-type="string" calcext:value-type="string">
            <text:p>'Arrest-False'</text:p>
          </table:table-cell>
          <table:table-cell office:value-type="float" office:value="0.09" calcext:value-type="float">
            <text:p>0.09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Description-SIMPLE'</text:p>
          </table:table-cell>
          <table:table-cell office:value-type="string" calcext:value-type="string">
            <text:p>'Arrest-False'</text:p>
          </table:table-cell>
          <table:table-cell office:value-type="float" office:value="0.09" calcext:value-type="float">
            <text:p>0.09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5.16" calcext:value-type="float">
            <text:p>5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, 'Arrest-False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istrict-4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5.15" calcext:value-type="float">
            <text:p>5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omestic-False', 'Month-8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1" calcext:value-type="float">
            <text:p>0.91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Primary Type-THEFT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5.15" calcext:value-type="float">
            <text:p>5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</text:p>
          </table:table-cell>
          <table:table-cell office:value-type="string" calcext:value-type="string">
            <text:p>'Domestic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'District-8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Month-8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'Month-9'</text:p>
          </table:table-cell>
          <table:table-cell table:style-name="ce2" office:value-type="string" calcext:value-type="string">
            <text:p>'Arrest-False'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'Domestic-False', 'Month-9'</text:p>
          </table:table-cell>
          <table:table-cell office:value-type="string" calcext:value-type="string">
            <text:p>'Arrest-False'</text:p>
          </table:table-cell>
          <table:table-cell office:value-type="float" office:value="0.08" calcext:value-type="float">
            <text:p>0.08</text:p>
          </table:table-cell>
          <table:table-cell office:value-type="float" office:value="0.9" calcext:value-type="float">
            <text:p>0.9</text:p>
          </table:table-cell>
          <table:table-cell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Primary Type-THEFT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5.31" calcext:value-type="float">
            <text:p>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OVER $500', 'Primary Type-THEFT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Primary Type-THEFT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'Description-$500 AND UNDER', 'Primary Type-THEFT'</text:p>
          </table:table-cell>
          <table:table-cell office:value-type="string" calcext:value-type="string">
            <text:p>'Domestic-False', 'Arrest-False'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1.32" calcext:value-type="float">
            <text:p>1.3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6T14:16:56.816940753</dc:date>
    <meta:editing-duration>PT22M50S</meta:editing-duration>
    <meta:editing-cycles>6</meta:editing-cycles>
    <meta:document-statistic meta:table-count="1" meta:cell-count="430" meta:object-count="0"/>
  </office:meta>
</office:document-meta>
</file>